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1.116cm" fo:min-width="0.96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034cm" fo:min-width="0cm" fo:padding-top="0.142cm" fo:padding-bottom="0.142cm" fo:padding-left="0.267cm" fo:padding-right="0.267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5cm" svg:height="1.4cm" draw:transform="rotate (-1.5707963267949) translate (1.5cm 0.05cm)">
          <text:p/>
          <draw:enhanced-geometry svg:viewBox="0 0 21600 21600" draw:mirror-horizontal="true" draw:type="block-arc" draw:modifiers="179.650213261884 6313.6080182933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" draw:text-style-name="P1" draw:layer="layout" svg:width="0.4cm" svg:height="0.4cm" svg:x="0.7cm" svg:y="0.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6cm" fo:page-height="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21:43:23.239024815</meta:creation-date>
    <dc:date>2017-03-11T03:00:55.266416423</dc:date>
    <meta:editing-duration>PT22H14M42S</meta:editing-duration>
    <meta:editing-cycles>58</meta:editing-cycles>
    <meta:generator>LibreOffice/5.1.6.2$Linux_X86_64 LibreOffice_project/10m0$Build-2</meta:generator>
    <meta:document-statistic meta:object-count="2"/>
  </office:meta>
</office:document-meta>
</file>